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11.93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11.93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_20_2-outline1">
      <style:graphic-properties fo:min-height="11.93cm" loext:decorative="false"/>
      <style:paragraph-properties style:writing-mode="lr-tb"/>
    </style:style>
    <style:style style:name="pr12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8.841cm" draw:transform="rotate (0.141371669411541) translate (0.742cm 5.884cm)" presentation:class="title" presentation:user-transformed="true">
          <draw:text-box>
            <text:p>Formation R :<text:line-break/>Fonctions et programmation fonctionnelle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placeholder="true" presentation:user-transformed="true">
          <draw:text-box/>
        </draw:frame>
        <draw:frame presentation:style-name="pr5" draw:layer="layout" svg:width="24.639cm" svg:height="9.135cm" svg:x="1.398cm" svg:y="4.209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95cm 1.973cm)" presentation:class="title" presentation:placeholder="true" presentation:user-transformed="true">
          <draw:text-box/>
        </draw:frame>
        <draw:frame presentation:style-name="pr8" draw:layer="layout" svg:width="24.639cm" svg:height="9.135cm" svg:x="1.399cm" svg:y="4.959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1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quez pour éditer le format du texte-titre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-title" draw:layer="backgroundobjects" svg:width="14.848cm" svg:height="11.136cm" svg:x="3.075cm" svg:y="2.257cm" presentation:class="page"/>
        <draw:frame presentation:style-name="Prog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6T10:17:12.371529437</meta:creation-date>
    <meta:editing-duration>PT46S</meta:editing-duration>
    <meta:editing-cycles>2</meta:editing-cycles>
    <meta:generator>LibreOffice/7.6.7.2$Linux_X86_64 LibreOffice_project/60$Build-2</meta:generator>
    <dc:title>Progress</dc:title>
    <dc:date>2024-08-06T10:17:58.331857300</dc:date>
    <meta:document-statistic meta:object-count="85"/>
  </office:meta>
</office:document-meta>
</file>